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8">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as </text:span><text:span text:style-name="Strong_20_Emphasis"><text:span text:style-name="T1">senseBox Feinstaubsensor Kabel (SDS011) - 350mm</text:span></text:span><text:span text:style-name="T1"> ist ein spezielles Verbindungskabel, das für die Anbindung des SDS011 Feinstaubsensors an die senseBox MCU entwickelt wurde. Dieses Kabel ermöglicht die Datenübertragung sowie die Stromversorgung des Sensors. Es ist mit den entsprechenden Steckverbindern ausgestattet, um eine einfache und sichere Verbindung zu gewährleisten.</text:span></text:p>
      <text:h text:style-name="P2" text:outline-level="3">Ausführliches Datenblatt für das senseBox Feinstaubsensor Kabel (SDS011) - 350mm</text:h>
      <text:h text:style-name="P3" text:outline-level="4">Allgemeine Informationen</text:h>
      <text:list xml:id="list702022300" text:style-name="L1">
        <text:list-item>
          <text:p text:style-name="P7"><text:span text:style-name="Strong_20_Emphasis"><text:span text:style-name="T1">Produktname:</text:span></text:span><text:span text:style-name="T1"> senseBox Feinstaubsensor Kabel (SDS011) - 350mm</text:span></text:p>
        </text:list-item>
        <text:list-item>
          <text:p text:style-name="P7"><text:span text:style-name="Strong_20_Emphasis"><text:span text:style-name="T1">Hersteller:</text:span></text:span><text:span text:style-name="T1"> senseBox</text:span></text:p>
        </text:list-item>
        <text:list-item>
          <text:p text:style-name="P7"><text:span text:style-name="Strong_20_Emphasis"><text:span text:style-name="T1">Typ:</text:span></text:span><text:span text:style-name="T1"> Verbindungskabel für SDS011 Feinstaubsensor</text:span></text:p>
        </text:list-item>
        <text:list-item>
          <text:p text:style-name="P6"><text:span text:style-name="Strong_20_Emphasis"><text:span text:style-name="T1">Einsatzbereiche:</text:span></text:span><text:span text:style-name="T1"> Verbindungszwecke innerhalb der senseBox-Plattform, speziell für den Anschluss des SDS011 Feinstaubsensors an die senseBox MCU</text:span></text:p>
        </text:list-item>
      </text:list>
      <text:h text:style-name="P3" text:outline-level="4">Technische Spezifikationen</text:h>
      <text:h text:style-name="P4" text:outline-level="5">Kabel- und Stecker-Eigenschaften</text:h>
      <text:list xml:id="list166050250" text:style-name="L2">
        <text:list-item>
          <text:p text:style-name="P9"><text:span text:style-name="Strong_20_Emphasis"><text:span text:style-name="T1">Kabeltyp:</text:span></text:span><text:span text:style-name="T1"> Mehradriges Anschlusskabel</text:span></text:p>
        </text:list-item>
        <text:list-item>
          <text:p text:style-name="P9"><text:span text:style-name="Strong_20_Emphasis"><text:span text:style-name="T1">Steckertypen:</text:span></text:span></text:p>
          <text:list>
            <text:list-item>
              <text:p text:style-name="P9"><text:span text:style-name="Strong_20_Emphasis"><text:span text:style-name="T1">Sensorseitig:</text:span></text:span><text:span text:style-name="T1"> 2-poliger JST-Stecker (männlich), passend für den Anschluss am SDS011 Sensor</text:span></text:p>
            </text:list-item>
            <text:list-item>
              <text:p text:style-name="P9"><text:span text:style-name="Strong_20_Emphasis"><text:span text:style-name="T1">Controllerseitig:</text:span></text:span><text:span text:style-name="T1"> 4-poliger JST PHR-4 Stecker (weiblich), passend für den Anschluss an die senseBox MCU</text:span></text:p>
            </text:list-item>
          </text:list>
        </text:list-item>
        <text:list-item>
          <text:p text:style-name="P9"><text:span text:style-name="Strong_20_Emphasis"><text:span text:style-name="T1">Kabellänge:</text:span></text:span><text:span text:style-name="T1"> 350 mm (35 cm)</text:span></text:p>
        </text:list-item>
        <text:list-item>
          <text:p text:style-name="P9"><text:span text:style-name="Strong_20_Emphasis"><text:span text:style-name="T1">Leiterquerschnitt:</text:span></text:span><text:span text:style-name="T1"> Typischerweise AWG28</text:span></text:p>
        </text:list-item>
        <text:list-item>
          <text:p text:style-name="P9"><text:span text:style-name="Strong_20_Emphasis"><text:span text:style-name="T1">Isolationsmaterial:</text:span></text:span><text:span text:style-name="T1"> PVC oder ähnliches Material</text:span></text:p>
        </text:list-item>
        <text:list-item>
          <text:p text:style-name="P8"><text:span text:style-name="Strong_20_Emphasis"><text:span text:style-name="T1">Farbe:</text:span></text:span><text:span text:style-name="T1"> In der Regel schwarz, mit farbcodierten Leitern zur Unterscheidung der Signale</text:span></text:p>
        </text:list-item>
      </text:list>
      <text:h text:style-name="P4" text:outline-level="5">Elektrische Eigenschaften</text:h>
      <text:list xml:id="list92199436" text:style-name="L3">
        <text:list-item>
          <text:p text:style-name="P11"><text:span text:style-name="Strong_20_Emphasis"><text:span text:style-name="T1">Betriebsspannung:</text:span></text:span><text:span text:style-name="T1"> Bis zu 5V (typisch)</text:span></text:p>
        </text:list-item>
        <text:list-item>
          <text:p text:style-name="P11"><text:span text:style-name="Strong_20_Emphasis"><text:span text:style-name="T1">Stromtragfähigkeit:</text:span></text:span><text:span text:style-name="T1"> Maximal 1 A pro Leitung (je nach AWG und Umgebungstemperatur)</text:span></text:p>
        </text:list-item>
        <text:list-item>
          <text:p text:style-name="P11"><text:span text:style-name="Strong_20_Emphasis"><text:span text:style-name="T1">Kontaktwiderstand:</text:span></text:span><text:span text:style-name="T1"> Weniger als 20 mΩ</text:span></text:p>
        </text:list-item>
        <text:list-item>
          <text:p text:style-name="P10"><text:span text:style-name="Strong_20_Emphasis"><text:span text:style-name="T1">Isolationswiderstand:</text:span></text:span><text:span text:style-name="T1"> Mehr als 1000 MΩ bei 500VDC</text:span></text:p>
        </text:list-item>
      </text:list>
      <text:h text:style-name="P4" text:outline-level="5">Mechanische Eigenschaften</text:h>
      <text:list xml:id="list3014855678" text:style-name="L4">
        <text:list-item>
          <text:p text:style-name="P13"><text:span text:style-name="Strong_20_Emphasis"><text:span text:style-name="T1">Zugfestigkeit:</text:span></text:span><text:span text:style-name="T1"> Ausreichend für normale Handhabung und Installation</text:span></text:p>
        </text:list-item>
        <text:list-item>
          <text:p text:style-name="P13"><text:span text:style-name="Strong_20_Emphasis"><text:span text:style-name="T1">Flexibilität:</text:span></text:span><text:span text:style-name="T1"> Geeignet für wiederholtes Ein- und Ausstecken</text:span></text:p>
        </text:list-item>
        <text:list-item>
          <text:p text:style-name="P12"><text:span text:style-name="Strong_20_Emphasis"><text:span text:style-name="T1">Temperaturbereich:</text:span></text:span><text:span text:style-name="T1"> -25°C bis +85°C (abhängig vom Isolationsmaterial)</text:span></text:p>
        </text:list-item>
      </text:list>
      <text:h text:style-name="P3" text:outline-level="4">Funktionen und Merkmale</text:h>
      <text:list xml:id="list1578718661" text:style-name="L5">
        <text:list-item>
          <text:p text:style-name="P15"><text:span text:style-name="Strong_20_Emphasis"><text:span text:style-name="T1">Zuverlässige Verbindung:</text:span></text:span><text:span text:style-name="T1"> Sorgt für eine sichere und stabile Verbindung zwischen dem SDS011 Feinstaubsensor und der senseBox MCU.</text:span></text:p>
        </text:list-item>
        <text:list-item>
          <text:p text:style-name="P15"><text:soft-page-break/><text:span text:style-name="Strong_20_Emphasis"><text:span text:style-name="T1">Einfache Installation:</text:span></text:span><text:span text:style-name="T1"> Plug-and-Play-Funktionalität durch standardisierte Steckverbindungen.</text:span></text:p>
        </text:list-item>
        <text:list-item>
          <text:p text:style-name="P14"><text:span text:style-name="Strong_20_Emphasis"><text:span text:style-name="T1">Vielseitige Anwendung:</text:span></text:span><text:span text:style-name="T1"> Kann für andere kompatible Sensoren und Geräte verwendet werden, die ähnliche Anschlussanforderungen haben.</text:span></text:p>
        </text:list-item>
      </text:list>
      <text:h text:style-name="P3" text:outline-level="4">Anwendungsbereiche</text:h>
      <text:list xml:id="list2865369679" text:style-name="L6">
        <text:list-item>
          <text:p text:style-name="P17"><text:span text:style-name="Strong_20_Emphasis"><text:span text:style-name="T1">Datenübertragung:</text:span></text:span><text:span text:style-name="T1"> Überträgt digitale und analoge Signale vom SDS011 Sensor zur senseBox MCU.</text:span></text:p>
        </text:list-item>
        <text:list-item>
          <text:p text:style-name="P17"><text:span text:style-name="Strong_20_Emphasis"><text:span text:style-name="T1">Stromversorgung:</text:span></text:span><text:span text:style-name="T1"> Versorgt den SDS011 Sensor mit Strom über die senseBox MCU.</text:span></text:p>
        </text:list-item>
        <text:list-item>
          <text:p text:style-name="P16"><text:span text:style-name="Strong_20_Emphasis"><text:span text:style-name="T1">Prototyping und Entwicklung:</text:span></text:span><text:span text:style-name="T1"> Ideal für Entwickler und Bastler, die an Projekten mit dem SDS011 Sensor und der senseBox arbeiten.</text:span></text:p>
        </text:list-item>
      </text:list>
      <text:h text:style-name="P3" text:outline-level="4">Sicherheits- und Nutzungsrichtlinien</text:h>
      <text:list xml:id="list563479153" text:style-name="L7">
        <text:list-item>
          <text:p text:style-name="P19"><text:span text:style-name="Strong_20_Emphasis"><text:span text:style-name="T1">Korrekte Polarität:</text:span></text:span><text:span text:style-name="T1"> Sicherstellen, dass die Stecker richtig angeschlossen werden, um Fehlfunktionen oder Schäden an den Geräten zu vermeiden.</text:span></text:p>
        </text:list-item>
        <text:list-item>
          <text:p text:style-name="P19"><text:span text:style-name="Strong_20_Emphasis"><text:span text:style-name="T1">Mechanische Belastung:</text:span></text:span><text:span text:style-name="T1"> Vermeiden Sie übermäßige mechanische Belastungen oder scharfe Knicke im Kabel, um Beschädigungen zu verhindern.</text:span></text:p>
        </text:list-item>
        <text:list-item>
          <text:p text:style-name="P18"><text:span text:style-name="Strong_20_Emphasis"><text:span text:style-name="T1">Umgebung:</text:span></text:span><text:span text:style-name="T1"> Schutz vor extremen Umgebungsbedingungen wie hohen Temperaturen oder Feuchtigkeit, die die Integrität der Verbindung beeinträchtigen könnten.</text:span></text:p>
        </text:list-item>
      </text:list>
      <text:h text:style-name="P3" text:outline-level="4">Verpackung und Lieferung</text:h>
      <text:list xml:id="list2949470472" text:style-name="L8">
        <text:list-item>
          <text:p text:style-name="P21"><text:span text:style-name="Strong_20_Emphasis"><text:span text:style-name="T1">Lieferumfang:</text:span></text:span></text:p>
          <text:list>
            <text:list-item>
              <text:p text:style-name="P24">1 x senseBox Feinstaubsensor Kabel (SDS011) - 350mm</text:p>
            </text:list-item>
          </text:list>
        </text:list-item>
        <text:list-item>
          <text:p text:style-name="P20"><text:span text:style-name="Strong_20_Emphasis"><text:span text:style-name="T1">Verpackung:</text:span></text:span><text:span text:style-name="T1"> Antistatische Verpackung zum Schutz vor elektrostatischen Entladungen während des Transports</text:span></text:p>
        </text:list-item>
      </text:list>
      <text:h text:style-name="P3" text:outline-level="4">Hinweise und Empfehlungen</text:h>
      <text:list xml:id="list1249234137" text:style-name="L9">
        <text:list-item>
          <text:p text:style-name="P23"><text:span text:style-name="Strong_20_Emphasis"><text:span text:style-name="T1">Kompatibilität:</text:span></text:span><text:span text:style-name="T1"> Speziell entwickelt für den Anschluss des SDS011 Feinstaubsensors an die senseBox MCU, jedoch möglicherweise kompatibel mit anderen Geräten mit ähnlichen Anschlussanforderungen.</text:span></text:p>
        </text:list-item>
        <text:list-item>
          <text:p text:style-name="P23"><text:span text:style-name="Strong_20_Emphasis"><text:span text:style-name="T1">Ersatz und Wartung:</text:span></text:span><text:span text:style-name="T1"> Regelmäßige Überprüfung der Kabel auf Beschädigungen und Abnutzung. Bei Bedarf ersetzen, um eine sichere und zuverlässige Verbindung zu gewährleisten.</text:span></text:p>
        </text:list-item>
        <text:list-item>
          <text:p text:style-name="P22"><text:span text:style-name="Strong_20_Emphasis"><text:span text:style-name="T1">Lagerung:</text:span></text:span><text:span text:style-name="T1"> An einem trockenen und kühlen Ort lagern, um die Lebensdauer des Kabels zu verlängern.</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s senseBox Feinstaubsensor Kabels (SDS011) - 350mm.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19:08.642642471</meta:creation-date>
    <dc:date>2024-07-30T12:19:27.332919939</dc:date>
    <meta:editing-duration>PT19S</meta:editing-duration>
    <meta:editing-cycles>1</meta:editing-cycles>
    <meta:document-statistic meta:table-count="0" meta:image-count="0" meta:object-count="0" meta:page-count="2" meta:paragraph-count="47" meta:word-count="499" meta:character-count="3928" meta:non-whitespace-character-count="3510"/>
    <meta:generator>LibreOffice/7.3.7.2$Linux_X86_64 LibreOffice_project/30$Build-2</meta:generator>
  </office:meta>
</office:document-meta>
</file>